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Text-body"/>
    <style:style style:family="paragraph" style:name="P3" style:display-name="P3" style:parent-style-name="Normal">
      <style:paragraph-properties fo:break-before="page"/>
    </style:style>
    <style:style style:family="paragraph" style:name="P4" style:display-name="P4" style:parent-style-name="Normal"/>
    <style:style style:family="paragraph" style:name="P1" style:display-name="P1" style:parent-style-name="Text-body">
      <style:paragraph-properties fo:break-before="page"/>
    </style:style>
    <style:style style:family="section" style:name="Sect1" style:display-name="Sect1"/>
    <style:style style:family="table" style:name="Table1" style:display-name="Table1">
      <style:table-properties style:width="17.465000cm" table:align="left"/>
    </style:style>
    <style:style style:family="table-column" style:name="Table1-col4" style:display-name="Table1.col4">
      <style:table-column-properties style:column-width="3.528cm"/>
    </style:style>
    <style:style style:family="table-column" style:name="Table1-col5" style:display-name="Table1.col5">
      <style:table-column-properties style:column-width="3.514cm"/>
    </style:style>
    <style:style style:family="table-column" style:name="Table1-col1" style:display-name="Table1.col1">
      <style:table-column-properties style:column-width="3.408cm"/>
    </style:style>
    <style:style style:family="table-column" style:name="Table1-col2" style:display-name="Table1.col2">
      <style:table-column-properties style:column-width="3.487cm"/>
    </style:style>
    <style:style style:family="table-column" style:name="Table1-col3" style:display-name="Table1.col3">
      <style:table-column-properties style:column-width="3.528cm"/>
    </style:style>
    <style:style style:family="table-cell" style:name="Table1-col5-row7" style:display-name="Table1_col5_row7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8" style:display-name="Table1_col5_row8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9" style:display-name="Table1_col5_row9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0" style:display-name="Table1_col3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1" style:display-name="Table1_col3_row1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2" style:display-name="Table1_col3_row1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3" style:display-name="Table1_col3_row1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14" style:display-name="Table1_col3_row1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0" style:display-name="Table1_col2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1" style:display-name="Table1_col2_row1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2" style:display-name="Table1_col2_row1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3" style:display-name="Table1_col2_row1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4" style:display-name="Table1_col2_row1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9" style:display-name="Table1_col1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5" style:display-name="Table1_col1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5" style:display-name="Table1_col2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3" style:display-name="Table1_col1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8" style:display-name="Table1_col1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0" style:display-name="Table1_col1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1" style:display-name="Table1_col1_row1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2" style:display-name="Table1_col1_row1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3" style:display-name="Table1_col1_row1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4" style:display-name="Table1_col1_row1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1" style:display-name="Table1_col1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1-row7" style:display-name="Table1_col1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2" style:display-name="Table1_col1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4" style:display-name="Table1_col2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7" style:display-name="Table1_col3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9" style:display-name="Table1_col3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6" style:display-name="Table1_col1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5" style:display-name="Table1_col3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3" style:display-name="Table1_col2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6" style:display-name="Table1_col3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4" style:display-name="Table1_col3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8" style:display-name="Table1_col3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7" style:display-name="Table1_col4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5" style:display-name="Table1_col4_row5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5-row10" style:display-name="Table1_col5_row10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11" style:display-name="Table1_col5_row11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12" style:display-name="Table1_col5_row1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13" style:display-name="Table1_col5_row1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14" style:display-name="Table1_col5_row1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1" style:display-name="Table1_col5_row1">
      <style:table-cell-properties style:vertical-align="top" fo:border-left="0.05pt solid #000000" fo:border-right="0.05pt solid #000000" fo:border-top="0.05pt solid #000000" fo:border-bottom="0.05pt solid #000000"/>
    </style:style>
    <style:style style:family="table-cell" style:name="Table1-col5-row3" style:display-name="Table1_col5_row3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4-row8" style:display-name="Table1_col4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6" style:display-name="Table1_col2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6" style:display-name="Table1_col4_row6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7" style:display-name="Table1_col2_row7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9" style:display-name="Table1_col4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4" style:display-name="Table1_col4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9" style:display-name="Table1_col2_row9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1-row4" style:display-name="Table1_col1_row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1" style:display-name="Table1_col2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2-row2" style:display-name="Table1_col2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0" style:display-name="Table1_col4_row10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5-row2" style:display-name="Table1_col5_row2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3-row1" style:display-name="Table1_col3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3-row2" style:display-name="Table1_col3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3-row3" style:display-name="Table1_col3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2-row8" style:display-name="Table1_col2_row8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" style:display-name="Table1_col4_row1">
      <style:table-cell-properties style:vertical-align="top" fo:border-left="0.05pt solid #000000" fo:border-right="0.72pt solid #000000" fo:border-top="0.05pt solid #000000" fo:border-bottom="0.05pt solid #000000"/>
    </style:style>
    <style:style style:family="table-cell" style:name="Table1-col4-row2" style:display-name="Table1_col4_row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3" style:display-name="Table1_col4_row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1" style:display-name="Table1_col4_row11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2" style:display-name="Table1_col4_row12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3" style:display-name="Table1_col4_row13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4-row14" style:display-name="Table1_col4_row14">
      <style:table-cell-properties style:vertical-align="top" fo:border-left="0.05pt solid #000000" fo:border-right="0.72pt solid #000000" fo:border-top="0.72pt solid #000000" fo:border-bottom="0.05pt solid #000000"/>
    </style:style>
    <style:style style:family="table-cell" style:name="Table1-col5-row4" style:display-name="Table1_col5_row4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5" style:display-name="Table1_col5_row5">
      <style:table-cell-properties style:vertical-align="top" fo:border-left="0.05pt solid #000000" fo:border-right="0.05pt solid #000000" fo:border-top="0.72pt solid #000000" fo:border-bottom="0.05pt solid #000000"/>
    </style:style>
    <style:style style:family="table-cell" style:name="Table1-col5-row6" style:display-name="Table1_col5_row6">
      <style:table-cell-properties style:vertical-align="top" fo:border-left="0.05pt solid #000000" fo:border-right="0.05pt solid #000000" fo:border-top="0.72pt solid #000000" fo:border-bottom="0.05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/>
        <text:p text:style-name="P2"/>
        <text:p text:style-name="P2"/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column table:style-name="Table1.col4"/>
          <table:table-column table:style-name="Table1.col5"/>
          <table:table-row>
            <table:table-cell table:style-name="Table1_col1_row1">
              <text:p text:style-name="P3">Task</text:p>
            </table:table-cell>
            <table:table-cell table:style-name="Table1_col2_row1">
              <text:p text:style-name="P3">Earliest Start</text:p>
            </table:table-cell>
            <table:table-cell table:style-name="Table1_col3_row1">
              <text:p text:style-name="P3">Length</text:p>
            </table:table-cell>
            <table:table-cell table:style-name="Table1_col4_row1">
              <text:p text:style-name="P3">Type</text:p>
            </table:table-cell>
            <table:table-cell table:style-name="Table1_col5_row1">
              <text:p text:style-name="P3">Dependent on...</text:p>
            </table:table-cell>
          </table:table-row>
          <table:table-row>
            <table:table-cell table:style-name="Table1_col1_row2">
              <text:p text:style-name="P4">A</text:p>
            </table:table-cell>
            <table:table-cell table:style-name="Table1_col2_row2">
              <text:p text:style-name="Normal">Week 0</text:p>
            </table:table-cell>
            <table:table-cell table:style-name="Table1_col3_row2">
              <text:p text:style-name="Normal">1 Week and 3 days</text:p>
            </table:table-cell>
            <table:table-cell table:style-name="Table1_col4_row2">
              <text:p text:style-name="Normal">Sequential</text:p>
            </table:table-cell>
            <table:table-cell table:style-name="Table1_col5_row2">
              <text:p text:style-name="Normal"/>
            </table:table-cell>
          </table:table-row>
          <table:table-row>
            <table:table-cell table:style-name="Table1_col1_row3">
              <text:p text:style-name="Normal">B</text:p>
            </table:table-cell>
            <table:table-cell table:style-name="Table1_col2_row3">
              <text:p text:style-name="Normal">Week 0</text:p>
            </table:table-cell>
            <table:table-cell table:style-name="Table1_col3_row3">
              <text:p text:style-name="Normal">1 Week and 2 days</text:p>
            </table:table-cell>
            <table:table-cell table:style-name="Table1_col4_row3">
              <text:p text:style-name="Normal">Parallel</text:p>
            </table:table-cell>
            <table:table-cell table:style-name="Table1_col5_row3">
              <text:p text:style-name="P3"/>
            </table:table-cell>
          </table:table-row>
          <table:table-row>
            <table:table-cell table:style-name="Table1_col1_row4">
              <text:p text:style-name="P3">C</text:p>
            </table:table-cell>
            <table:table-cell table:style-name="Table1_col2_row4">
              <text:p text:style-name="P3">Week 1</text:p>
            </table:table-cell>
            <table:table-cell table:style-name="Table1_col3_row4">
              <text:p text:style-name="P3">1 Week and 4 days</text:p>
            </table:table-cell>
            <table:table-cell table:style-name="Table1_col4_row4">
              <text:p text:style-name="P3">Sequential</text:p>
            </table:table-cell>
            <table:table-cell table:style-name="Table1_col5_row4">
              <text:p text:style-name="P3">A</text:p>
            </table:table-cell>
          </table:table-row>
          <table:table-row>
            <table:table-cell table:style-name="Table1_col1_row5">
              <text:p text:style-name="P3">D</text:p>
            </table:table-cell>
            <table:table-cell table:style-name="Table1_col2_row5">
              <text:p text:style-name="P3">Week 3</text:p>
            </table:table-cell>
            <table:table-cell table:style-name="Table1_col3_row5">
              <text:p text:style-name="P3">2 Weeks</text:p>
            </table:table-cell>
            <table:table-cell table:style-name="Table1_col4_row5">
              <text:p text:style-name="P3">Sequential</text:p>
            </table:table-cell>
            <table:table-cell table:style-name="Table1_col5_row5">
              <text:p text:style-name="P3">C</text:p>
            </table:table-cell>
          </table:table-row>
          <table:table-row>
            <table:table-cell table:style-name="Table1_col1_row6">
              <text:p text:style-name="P3">E</text:p>
            </table:table-cell>
            <table:table-cell table:style-name="Table1_col2_row6">
              <text:p text:style-name="P3">Week 3</text:p>
            </table:table-cell>
            <table:table-cell table:style-name="Table1_col3_row6">
              <text:p text:style-name="P4">2 Weeks</text:p>
            </table:table-cell>
            <table:table-cell table:style-name="Table1_col4_row6">
              <text:p text:style-name="Normal">Sequential</text:p>
            </table:table-cell>
            <table:table-cell table:style-name="Table1_col5_row6">
              <text:p text:style-name="Normal">C</text:p>
            </table:table-cell>
          </table:table-row>
          <table:table-row>
            <table:table-cell table:style-name="Table1_col1_row7">
              <text:p text:style-name="Normal">F</text:p>
            </table:table-cell>
            <table:table-cell table:style-name="Table1_col2_row7">
              <text:p text:style-name="Normal">Week 1</text:p>
            </table:table-cell>
            <table:table-cell table:style-name="Table1_col3_row7">
              <text:p text:style-name="Normal">1 Week and 4 days</text:p>
            </table:table-cell>
            <table:table-cell table:style-name="Table1_col4_row7">
              <text:p text:style-name="Normal">Parallel</text:p>
            </table:table-cell>
            <table:table-cell table:style-name="Table1_col5_row7">
              <text:p text:style-name="Normal">B, I</text:p>
            </table:table-cell>
          </table:table-row>
          <table:table-row>
            <table:table-cell table:style-name="Table1_col1_row8">
              <text:p text:style-name="Normal">G</text:p>
            </table:table-cell>
            <table:table-cell table:style-name="Table1_col2_row8">
              <text:p text:style-name="Normal">Week 1</text:p>
            </table:table-cell>
            <table:table-cell table:style-name="Table1_col3_row8">
              <text:p text:style-name="Normal">1 Week and 4 days</text:p>
            </table:table-cell>
            <table:table-cell table:style-name="Table1_col4_row8">
              <text:p text:style-name="Normal">Parallel</text:p>
            </table:table-cell>
            <table:table-cell table:style-name="Table1_col5_row8">
              <text:p text:style-name="Normal">B, I</text:p>
            </table:table-cell>
          </table:table-row>
          <table:table-row>
            <table:table-cell table:style-name="Table1_col1_row9">
              <text:p text:style-name="Normal">H</text:p>
            </table:table-cell>
            <table:table-cell table:style-name="Table1_col2_row9">
              <text:p text:style-name="Normal">Week 3</text:p>
            </table:table-cell>
            <table:table-cell table:style-name="Table1_col3_row9">
              <text:p text:style-name="Normal">2 Weeks</text:p>
            </table:table-cell>
            <table:table-cell table:style-name="Table1_col4_row9">
              <text:p text:style-name="Normal">Sequential</text:p>
            </table:table-cell>
            <table:table-cell table:style-name="Table1_col5_row9">
              <text:p text:style-name="Normal">C</text:p>
            </table:table-cell>
          </table:table-row>
          <table:table-row>
            <table:table-cell table:style-name="Table1_col1_row10">
              <text:p text:style-name="P3">I</text:p>
            </table:table-cell>
            <table:table-cell table:style-name="Table1_col2_row10">
              <text:p text:style-name="P3">Week 0</text:p>
            </table:table-cell>
            <table:table-cell table:style-name="Table1_col3_row10">
              <text:p text:style-name="P3">1 Week and 2 days</text:p>
            </table:table-cell>
            <table:table-cell table:style-name="Table1_col4_row10">
              <text:p text:style-name="P3">Parallel</text:p>
            </table:table-cell>
            <table:table-cell table:style-name="Table1_col5_row10">
              <text:p text:style-name="P3"/>
            </table:table-cell>
          </table:table-row>
          <table:table-row>
            <table:table-cell table:style-name="Table1_col1_row11">
              <text:p text:style-name="P3">J</text:p>
            </table:table-cell>
            <table:table-cell table:style-name="Table1_col2_row11">
              <text:p text:style-name="P3">Week 3</text:p>
            </table:table-cell>
            <table:table-cell table:style-name="Table1_col3_row11">
              <text:p text:style-name="Normal">2 Weeks</text:p>
            </table:table-cell>
            <table:table-cell table:style-name="Table1_col4_row11">
              <text:p text:style-name="Normal">Sequential</text:p>
            </table:table-cell>
            <table:table-cell table:style-name="Table1_col5_row11">
              <text:p text:style-name="Normal">C</text:p>
            </table:table-cell>
          </table:table-row>
          <table:table-row>
            <table:table-cell table:style-name="Table1_col1_row12">
              <text:p text:style-name="Normal">K</text:p>
            </table:table-cell>
            <table:table-cell table:style-name="Table1_col2_row12">
              <text:p text:style-name="Normal">Week 3</text:p>
            </table:table-cell>
            <table:table-cell table:style-name="Table1_col3_row12">
              <text:p text:style-name="Normal">2 Weeks</text:p>
            </table:table-cell>
            <table:table-cell table:style-name="Table1_col4_row12">
              <text:p text:style-name="Normal">Sequential</text:p>
            </table:table-cell>
            <table:table-cell table:style-name="Table1_col5_row12">
              <text:p text:style-name="Normal">C</text:p>
            </table:table-cell>
          </table:table-row>
          <table:table-row>
            <table:table-cell table:style-name="Table1_col1_row13">
              <text:p text:style-name="Normal">L (First Full Integration)</text:p>
            </table:table-cell>
            <table:table-cell table:style-name="Table1_col2_row13">
              <text:p text:style-name="Normal">Week 5</text:p>
            </table:table-cell>
            <table:table-cell table:style-name="Table1_col3_row13">
              <text:p text:style-name="Normal">2 Weeks</text:p>
            </table:table-cell>
            <table:table-cell table:style-name="Table1_col4_row13">
              <text:p text:style-name="Normal">Sequential</text:p>
            </table:table-cell>
            <table:table-cell table:style-name="Table1_col5_row13">
              <text:p text:style-name="Normal">F, G, H, J, K, D, E</text:p>
            </table:table-cell>
          </table:table-row>
          <table:table-row>
            <table:table-cell table:style-name="Table1_col1_row14">
              <text:p text:style-name="Normal">M (Final Integration)</text:p>
            </table:table-cell>
            <table:table-cell table:style-name="Table1_col2_row14">
              <text:p text:style-name="Normal">Week 7</text:p>
            </table:table-cell>
            <table:table-cell table:style-name="Table1_col3_row14">
              <text:p text:style-name="Normal">2 Weeks</text:p>
            </table:table-cell>
            <table:table-cell table:style-name="Table1_col4_row14">
              <text:p text:style-name="Normal">Sequential</text:p>
            </table:table-cell>
            <table:table-cell table:style-name="Table1_col5_row14">
              <text:p text:style-name="P3">L</text:p>
            </table:table-cell>
          </table:table-row>
        </table:table>
        <text:p text:style-name="P4">Table 1: Task Table for MyRamdam</text:p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PH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09-01-01T22:31:48.031256637</meta:creation-date>
    <dc:date>Fri Dec 12 19:16:46 2014
</dc:date>
  </office:meta>
</office:document-meta>
</file>